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3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6pt" fo:font-weight="bold" style:font-size-asian="26pt" style:font-size-complex="26pt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text:enable-numbering="false" fo:margin-left="3.6cm" fo:margin-right="0cm" fo:text-indent="-0.6cm"/>
      <style:text-properties fo:color="#23ff23" fo:font-size="20pt" fo:font-weight="bold"/>
    </style:style>
    <style:style style:name="P10" style:family="paragraph">
      <style:paragraph-properties fo:margin-left="0.508cm" fo:margin-right="0cm" fo:text-align="start" fo:text-indent="-0.508cm"/>
    </style:style>
    <style:style style:name="P11" style:family="paragraph">
      <style:paragraph-properties text:enable-numbering="false" fo:margin-left="0.889cm" fo:margin-right="0cm" fo:text-align="start" fo:text-indent="-0.635cm"/>
      <style:text-properties fo:font-size="18pt" fo:font-style="italic" fo:font-weight="bold"/>
    </style:style>
    <style:style style:name="P12" style:family="paragraph">
      <style:paragraph-properties fo:text-align="center"/>
    </style:style>
    <style:style style:name="T1" style:family="text">
      <style:text-properties fo:color="#ffffff" fo:font-family="'Lucida Sans Unicode'" style:font-style-name="Regular" style:font-family-generic="swiss" style:font-pitch="variable" fo:font-size="26pt" fo:font-weight="bold" style:font-family-asian="'Lucida Sans Unicode'" style:font-style-name-asian="Regular" style:font-family-generic-asian="swiss" style:font-pitch-asian="variable" style:font-size-asian="26pt" style:font-family-complex="'Lucida Sans Unicode'" style:font-style-name-complex="Regular" style:font-family-generic-complex="swiss" style:font-pitch-complex="variable" style:font-size-complex="26pt"/>
    </style:style>
    <style:style style:name="T2" style:family="text">
      <style:text-properties fo:color="#ffff00" fo:font-family="'Lucida Sans Unicode'" style:font-style-name="Regular" style:font-family-generic="swiss" style:font-pitch="variable" fo:font-size="26pt" fo:font-weight="bold" style:font-family-asian="'Lucida Sans Unicode'" style:font-style-name-asian="Regular" style:font-family-generic-asian="swiss" style:font-pitch-asian="variable" style:font-size-asian="26pt" style:font-family-complex="'Lucida Sans Unicode'" style:font-style-name-complex="Regular" style:font-family-generic-complex="swiss" style:font-pitch-complex="variable" style:font-size-complex="26pt"/>
    </style:style>
    <style:style style:name="T3" style:family="text">
      <style:text-properties fo:font-size="26pt" fo:font-weight="bold" style:font-size-asian="26pt" style:font-size-complex="26pt"/>
    </style:style>
    <style:style style:name="T4" style:family="text">
      <style:text-properties fo:color="#ffff00" fo:font-size="26pt" fo:font-weight="bold" style:font-size-asian="26pt" style:font-size-complex="26pt"/>
    </style:style>
    <style:style style:name="T5" style:family="text">
      <style:text-properties fo:color="#ffff00"/>
    </style:style>
    <style:style style:name="T6" style:family="text">
      <style:text-properties fo:color="#23ff23"/>
    </style:style>
    <style:style style:name="T7" style:family="text">
      <style:text-properties fo:color="#ffffff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font-size="18pt" fo:font-style="italic" fo:font-weight="bold"/>
    </style:style>
    <style:style style:name="T1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font-style="italic"/>
    </style:style>
    <style:style style:name="T15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namespaces</presentation:footer-decl>
      <presentation:footer-decl presentation:name="ftr2">CMPTxxxx</presentation:footer-decl>
      <presentation:date-time-decl presentation:name="dtd1" presentation:source="fixed">14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0.0-10.7, Py tut §9.0-9.2:<text:line-break/><text:tab/><text:tab/>Namespaces and Scop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4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7</text:p>
          </draw:text-box>
        </draw:frame>
        <draw:frame presentation:style-name="pr5" draw:text-style-name="P3" draw:layer="layout" svg:width="25.199cm" svg:height="14.267cm" svg:x="1.4cm" svg:y="4.107cm" presentation:class="outline" presentation:user-transformed="true">
          <draw:text-box>
            <text:list text:style-name="L2">
              <text:list-item>
                <text:p text:style-name="P1"><text:span text:style-name="T1">Contrast </text:span><text:span text:style-name="T2">procedural</text:span><text:span text:style-name="T1"> vs. </text:span><text:span text:style-name="T2">object-oriented</text:span><text:span text:style-name="T1"> programming.</text:span></text:p>
              </text:list-item>
              <text:list-item>
                <text:p text:style-name="P1"><text:span text:style-name="T3">Define: </text:span><text:span text:style-name="T4">object, class, instance, attribute, method</text:span></text:p>
              </text:list-item>
              <text:list-item>
                <text:p text:style-name="P1"><text:span text:style-name="T3">Come up with an </text:span><text:span text:style-name="T4">application</text:span><text:span text:style-name="T3"> for records:</text:span><text:span text:style-name="T3"><text:line-break/></text:span><text:span text:style-name="T3">describe in English what the record represents, what information it holds, and what it would be used for (what operations you might perform on such a record).</text:span><text:span text:style-name="T3"><text:line-break/></text:span><text:span text:style-name="T4">Define</text:span><text:span text:style-name="T3"> (in pseudocode) a suitable </text:span><text:span text:style-name="T4">record type</text:span><text:span text:style-name="T3">, including the </text:span><text:span text:style-name="T4">type</text:span><text:span text:style-name="T3"> of each record fiel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amespac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 <text:span text:style-name="T5">namespace</text:span> is a mapping from <text:span text:style-name="T5">names</text:span> (identifiers) to <text:span text:style-name="T5">objects</text:span></text:p>
                <text:list>
                  <text:list-item>
                    <text:p text:style-name="P1"><text:span text:style-name="T6">math.pi</text:span> is a <text:span text:style-name="T5">mapping</text:span> from the name '<text:span text:style-name="T6">pi</text:span>' to the float object <text:span text:style-name="T6">3.1415926535...</text:span></text:p>
                  </text:list-item>
                  <text:list-item>
                    <text:p text:style-name="P1"><text:span text:style-name="T6">math.pi</text:span> is in the <text:span text:style-name="T5">namespace</text:span> provided by the <text:span text:style-name="T6">math</text:span> standard library module</text:p>
                  </text:list-item>
                </text:list>
              </text:list-item>
              <text:list-item>
                <text:p text:style-name="P1">At a given point in the execution of a program, any number of namespaces may be <text:span text:style-name="T5">current</text:span>:</text:p>
                <text:list>
                  <text:list-item>
                    <text:p text:style-name="P1">Defines what names are <text:span text:style-name="T5">valid</text:span> at that poin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namespaces</text:p>
          </draw:text-box>
        </draw:frame>
        <draw:frame presentation:style-name="pr5" draw:text-style-name="P5" draw:layer="layout" svg:width="25.199cm" svg:height="14.726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5">default</text:span> namespace is present as long as the Python interpreter/compiler is active</text:p>
                <text:list>
                  <text:list-item>
                    <text:p text:style-name="P1"><text:span text:style-name="T7">Contains</text:span><text:span text:style-name="T5"> built-in</text:span> names like <text:span text:style-name="T6">abs(), float(), ZeroDivisionError</text:span>, etc.</text:p>
                  </text:list-item>
                </text:list>
              </text:list-item>
              <text:list-item>
                <text:p text:style-name="P1">Each <text:span text:style-name="T5">module</text:span> has a <text:span text:style-name="T5">global</text:span> namespace visible everywhere in that module</text:p>
                <text:list>
                  <text:list-item>
                    <text:p text:style-name="P1">Variables defined in the outermost level of your Python <text:span text:style-name="T5">file</text:span></text:p>
                  </text:list-item>
                </text:list>
              </text:list-item>
              <text:list-item>
                <text:p text:style-name="P1">Each <text:span text:style-name="T5">function</text:span> invocation and <text:span text:style-name="T5">class</text:span> definition also defines a new <text:span text:style-name="T5">local</text:span> namespace</text:p>
                <text:list>
                  <text:list-item>
                    <text:p text:style-name="P1">Can be <text:span text:style-name="T5">neste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Namespaces avoid name collision</text:p>
          </draw:text-box>
        </draw:frame>
        <draw:frame presentation:style-name="pr5" draw:text-style-name="P5" draw:layer="layout" svg:width="25.199cm" svg:height="14.993cm" svg:x="1.4cm" svg:y="4.507cm" presentation:class="outline" presentation:user-transformed="true">
          <draw:text-box>
            <text:list text:style-name="L2">
              <text:list-item>
                <text:p text:style-name="P1">The point of namespaces is to avoid <text:span text:style-name="T5">name collision:</text:span></text:p>
              </text:list-item>
              <text:list-item>
                <text:p text:style-name="P1">Names defined in one namespace do not <text:span text:style-name="T5">conflict</text:span> with names defined in another namespace</text:p>
              </text:list-item>
            </text:list>
            <text:p text:style-name="P6"><text:span text:style-name="T8">import math</text:span></text:p>
            <text:p text:style-name="P6"><text:span text:style-name="T8">print math.pi</text:span><text:span text:style-name="T8"><text:tab/></text:span><text:span text:style-name="T8"><text:tab/></text:span><text:span text:style-name="T9"># namespace of math module</text:span></text:p>
            <text:p text:style-name="P6"><text:span text:style-name="T8">pi = 3</text:span><text:span text:style-name="T8"><text:tab/></text:span><text:span text:style-name="T8"><text:tab/></text:span><text:span text:style-name="T8"><text:tab/></text:span><text:span text:style-name="T8"><text:tab/></text:span><text:span text:style-name="T9"># namespace of current file: __main__</text:span></text:p>
            <text:list text:continue-numbering="true" text:style-name="L2">
              <text:list-item>
                <text:p text:style-name="P1">Two <text:span text:style-name="T5">libraries</text:span>, or two <text:span text:style-name="T5">classes</text:span>, can define functions with the <text:span text:style-name="T5">same</text:span> name without conflict</text:p>
                <text:list>
                  <text:list-item>
                    <text:p text:style-name="P1"><text:span text:style-name="T6">complex.add()</text:span> and <text:span text:style-name="T6">Fraction.add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 of namespaces</text:p>
          </draw:text-box>
        </draw:frame>
        <draw:frame presentation:style-name="pr7" draw:text-style-name="P9" draw:layer="layout" svg:width="13.346cm" svg:height="14.267cm" svg:x="1.4cm" svg:y="4.507cm" presentation:class="outline" presentation:user-transformed="true">
          <draw:text-box>
            <text:p text:style-name="P6"><text:span text:style-name="T10">G1 = 'global'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>def factorial(n):</text:span></text:p>
            <text:p text:style-name="P7"><text:span text:style-name="T11">L1 = 'local'</text:span></text:p>
            <text:p text:style-name="P7"><text:span text:style-name="T11">if n == 0 or n == 1:</text:span></text:p>
            <text:p text:style-name="P8"><text:span text:style-name="T11">return 1</text:span></text:p>
            <text:p text:style-name="P7"><text:span text:style-name="T11">return n * factorial(n-1)</text:span></text:p>
          </draw:text-box>
        </draw:frame>
        <draw:rect draw:style-name="gr2" draw:text-style-name="P11" draw:id="id1" draw:layer="layout" svg:width="8.819cm" svg:height="2.434cm" svg:x="17.569cm" svg:y="4.374cm">
          <text:p text:style-name="P10"><text:span text:style-name="T12">File module's global</text:span><text:span text:style-name="T12"><text:line-break/></text:span><text:span text:style-name="T12">namespace (__main__)</text:span></text:p>
        </draw:rect>
        <draw:rect draw:style-name="gr3" draw:text-style-name="P11" draw:id="id3" draw:layer="layout" svg:width="8.464cm" svg:height="2.434cm" svg:x="18.347cm" svg:y="8.749cm">
          <text:p text:style-name="P10"><text:span text:style-name="T12">Local namespace for</text:span><text:span text:style-name="T12"><text:line-break/></text:span><text:span text:style-name="T12">each call to factorial</text:span></text:p>
        </draw:rect>
        <draw:custom-shape draw:style-name="gr4" draw:text-style-name="P12" draw:id="id2" draw:layer="layout" svg:width="13.088cm" svg:height="10.583cm" svg:x="2.329cm" svg:y="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id="id4" draw:layer="layout" svg:width="10.794cm" svg:height="6.245cm" svg:x="4.093cm" svg:y="7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2" draw:layer="layout" draw:type="curve" svg:x1="17.569cm" svg:y1="5.591cm" svg:x2="15.417cm" svg:y2="9.383cm" draw:start-shape="id1" draw:start-glue-point="3" draw:end-shape="id2" draw:end-glue-point="1" svg:d="m17569 5591c-1575 0-499 3792-2152 3792">
          <text:p/>
        </draw:connector>
        <draw:connector draw:style-name="gr5" draw:text-style-name="P12" draw:layer="layout" draw:type="curve" svg:x1="18.347cm" svg:y1="9.966cm" svg:x2="14.887cm" svg:y2="11.058cm" draw:start-shape="id3" draw:start-glue-point="3" draw:end-shape="id4" svg:d="m18347 9966c-2556 0-826 1092-3460 1092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</text:p>
          </draw:text-box>
        </draw:frame>
        <draw:frame presentation:style-name="pr5" draw:text-style-name="P5" draw:layer="layout" svg:width="25.199cm" svg:height="15.229cm" svg:x="1.4cm" svg:y="4.507cm" presentation:class="outline" presentation:user-transformed="true">
          <draw:text-box>
            <text:list text:style-name="L2">
              <text:list-item>
                <text:p text:style-name="P1">“A <text:span text:style-name="T5">scope</text:span> is a <text:span text:style-name="T5">textual</text:span> region of a Python program where a namespace is <text:span text:style-name="T5">directly</text:span> <text:span text:style-name="T5">accessible</text:span>.”</text:p>
                <text:list>
                  <text:list-item>
                    <text:p text:style-name="P1">Can access without using <text:span text:style-name="T5">module</text:span> name</text:p>
                    <text:list>
                      <text:list-item>
                        <text:p text:style-name="P1">e.g., <text:span text:style-name="T6">pi</text:span> rather than <text:span text:style-name="T6">math.pi</text:span></text:p>
                      </text:list-item>
                    </text:list>
                  </text:list-item>
                </text:list>
              </text:list-item>
              <text:list-item>
                <text:p text:style-name="P1">Scope deals with the <text:span text:style-name="T5">order</text:span> in which namespaces are searched to <text:span text:style-name="T5">resolve</text:span> a name</text:p>
                <text:list>
                  <text:list-item>
                    <text:p text:style-name="P1">First search <text:span text:style-name="T5">local</text:span> scope</text:p>
                  </text:list-item>
                  <text:list-item>
                    <text:p text:style-name="P1">Then search <text:span text:style-name="T5">enclosing</text:span> functions/classes</text:p>
                  </text:list-item>
                  <text:list-item>
                    <text:p text:style-name="P1">Then search <text:span text:style-name="T5">global</text:span> scope for that file/module</text:p>
                  </text:list-item>
                  <text:list-item>
                    <text:p text:style-name="P1">Then search <text:span text:style-name="T5">built-in</text:span> nam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New names add to local scop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ew names are <text:span text:style-name="T5">created</text:span> by:</text:p>
                <text:list>
                  <text:list-item>
                    <text:p text:style-name="P1"><text:span text:style-name="T5">Assignment</text:span>: <text:span text:style-name="T6">x = 5</text:span></text:p>
                  </text:list-item>
                  <text:list-item>
                    <text:p text:style-name="P1"><text:span text:style-name="T5">Function</text:span> definitions: <text:span text:style-name="T6">def factorial(n):</text:span></text:p>
                  </text:list-item>
                  <text:list-item>
                    <text:p text:style-name="P1"><text:span text:style-name="T5">Class</text:span> definitions: <text:span text:style-name="T6">class Fraction:</text:span></text:p>
                  </text:list-item>
                  <text:list-item>
                    <text:p text:style-name="P1"><text:span text:style-name="T5">Imports</text:span>: <text:span text:style-name="T6">from math import *</text:span></text:p>
                  </text:list-item>
                </text:list>
              </text:list-item>
              <text:list-item>
                <text:p text:style-name="P1"><text:span text:style-name="T5">New</text:span> names always add to the <text:span text:style-name="T5">local</text:span> scope</text:p>
              </text:list-item>
            </text:list>
            <text:p text:style-name="P6"><text:span text:style-name="T8">def distance(x1, y1, x2, y2):</text:span></text:p>
            <text:p text:style-name="P7"><text:span text:style-name="T13">from math import sqrt</text:span></text:p>
            <text:p text:style-name="P7"><text:span text:style-name="T13">return sqrt((x2-x1)**2 + (y2-y1)**2)</text:span></text:p>
            <text:p text:style-name="P6"><text:span text:style-name="T8">sqrt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# not defined here!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<text:span text:style-name="T14">global</text:span> directive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ames outside the <text:span text:style-name="T5">local</text:span> scope are <text:span text:style-name="T5">read-only</text:span></text:p>
                <text:list>
                  <text:list-item>
                    <text:p text:style-name="P1">Attempts to <text:span text:style-name="T5">modify</text:span> them result in creating a new <text:span text:style-name="T5">local copy</text:span></text:p>
                  </text:list-item>
                </text:list>
              </text:list-item>
            </text:list>
            <text:p text:style-name="P6"><text:span text:style-name="T8">G1 = 'global'</text:span></text:p>
            <text:p text:style-name="P6"><text:span text:style-name="T8">def fun():</text:span></text:p>
            <text:p text:style-name="P7"><text:span text:style-name="T13">G1 = 'local'</text:span><text:span text:style-name="T13"><text:tab/></text:span><text:span text:style-name="T13"><text:tab/></text:span><text:span text:style-name="T15"># creates local copy of G1</text:span></text:p>
            <text:p text:style-name="P6"><text:span text:style-name="T8">fun()</text:span></text:p>
            <text:p text:style-name="P6"><text:span text:style-name="T8">G1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# G1 is unchanged</text:span></text:p>
            <text:list text:continue-numbering="true" text:style-name="L2">
              <text:list-item>
                <text:p text:style-name="P1">The <text:span text:style-name="T6">global</text:span> directive says that references to those names refer to the file/module's <text:span text:style-name="T5">global</text:span> scop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14T16:06:12</dc:date>
    <meta:editing-cycles>50</meta:editing-cycles>
    <meta:editing-duration>PT22H02M16S</meta:editing-duration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